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draw:stroke-dash="_32__20_Dots_20_1_20_Dash" svg:stroke-width="0.051cm" svg:stroke-color="#333333" draw:marker-start-width="0.276cm" draw:marker-end-width="0.276cm" draw:fill="solid" draw:fill-color="#ffe5ff" draw:textarea-horizontal-align="justify" draw:textarea-vertical-align="middle" draw:auto-grow-height="false" fo:min-height="0cm" fo:min-width="0cm" fo:padding-top="0.15cm" fo:padding-bottom="0.15cm" fo:padding-left="0.275cm" fo:padding-right="0.275cm" fo:wrap-option="no-wrap"/>
    </style:style>
    <style:style style:name="gr2" style:family="graphic" style:parent-style-name="standard">
      <style:graphic-properties svg:stroke-width="0.051cm" svg:stroke-color="#333333" draw:marker-start-width="0.276cm" draw:marker-end-width="0.276cm" draw:fill="solid" draw:fill-color="#e5ffe5"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704cm" fo:min-width="2.775cm"/>
    </style:style>
    <style:style style:name="gr4" style:family="graphic" style:parent-style-name="standard">
      <style:graphic-properties svg:stroke-width="0cm" svg:stroke-color="#333333" draw:marker-start="Arrow" draw:marker-start-width="0.3cm" draw:marker-end="Arrow" draw:marker-end-width="0.3cm" draw:textarea-vertical-align="middle" fo:padding-top="0.125cm" fo:padding-bottom="0.125cm" fo:padding-left="0.25cm" fo:padding-right="0.25cm"/>
    </style:style>
    <style:style style:name="gr5" style:family="graphic" style:parent-style-name="standard">
      <style:graphic-properties draw:stroke="solid" draw:stroke-dash="Fine_20_Dashed_20__28_var_29_" svg:stroke-width="0.051cm" svg:stroke-color="#333333" draw:marker-start-width="0.276cm" draw:marker-end-width="0.276cm" draw:fill="solid" draw:fill-color="#ffffa8"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704cm" fo:min-width="2.669cm"/>
    </style:style>
    <style:style style:name="gr7" style:family="graphic" style:parent-style-name="standard">
      <style:graphic-properties svg:stroke-width="0.051cm" svg:stroke-color="#333333" draw:marker-start-width="0.276cm" draw:marker-end-width="0.276cm" draw:fill="solid" draw:fill-color="#e5e5ff"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1.774cm" fo:min-width="2.775cm"/>
    </style:style>
    <style:style style:name="gr9" style:family="graphic" style:parent-style-name="standard">
      <style:graphic-properties draw:stroke="dash" draw:stroke-dash="Fine_20_Dashed_20__28_var_29_" svg:stroke-width="0.051cm" svg:stroke-color="#333333" draw:marker-start-width="0.276cm" draw:marker-end-width="0.276cm" draw:fill="solid" draw:fill-color="#ffffa8" draw:textarea-horizontal-align="justify" draw:textarea-vertical-align="middle" draw:auto-grow-height="fals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704cm" fo:min-width="6.757cm"/>
    </style:style>
    <style:style style:name="gr11" style:family="graphic" style:parent-style-name="standard">
      <style:graphic-properties svg:stroke-width="0cm" svg:stroke-color="#333333" draw:marker-start="" draw:marker-start-width="0.3cm" draw:marker-end="Arrow" draw:marker-end-width="0.3cm" draw:textarea-vertical-align="middle" fo:padding-top="0.125cm" fo:padding-bottom="0.125cm" fo:padding-left="0.25cm" fo:padding-right="0.25cm"/>
    </style:style>
    <style:style style:name="gr12" style:family="graphic" style:parent-style-name="standard">
      <style:graphic-properties draw:fill="solid" draw:fill-color="#e6e6e6" draw:textarea-horizontal-align="justify" draw:textarea-vertical-align="middle" draw:auto-grow-height="false"/>
    </style:style>
    <style:style style:name="gr13" style:family="graphic" style:parent-style-name="standard">
      <style:graphic-properties draw:stroke="dash" draw:stroke-dash="Dashed_20__28_var_29_" draw:fill="solid" draw:fill-color="#ffffa8"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fill="solid" draw:fill-color="#e6e6e6"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1.604cm" fo:min-width="3.322cm"/>
    </style:style>
    <style:style style:name="gr17" style:family="graphic" style:parent-style-name="standard">
      <style:graphic-properties svg:stroke-width="0cm" svg:stroke-color="#333333" draw:marker-start-width="0.2cm" draw:marker-end-width="0.2cm" draw:fill="solid" draw:fill-color="#ffffa8" draw:textarea-horizontal-align="justify" draw:textarea-vertical-align="middle" draw:auto-grow-height="false" fo:padding-top="0.125cm" fo:padding-bottom="0.125cm" fo:padding-left="0.25cm" fo:padding-right="0.25cm" draw:shadow="hidden"/>
    </style:style>
    <style:style style:name="P1" style:family="paragraph">
      <style:paragraph-properties fo:text-align="center"/>
    </style:style>
    <style:style style:name="P2" style:family="paragraph">
      <style:paragraph-properties fo:text-align="center"/>
      <style:text-properties fo:font-family="'Liberation Serif'" style:font-family-generic="roman" style:font-pitch="variable" fo:font-size="14pt" style:font-size-asian="14pt" style:font-size-complex="14pt"/>
    </style:style>
    <style:style style:name="P3" style:family="paragraph">
      <style:paragraph-properties fo:text-align="center"/>
      <style:text-properties fo:font-family="'Nimbus Roman No9 L'" style:font-family-generic="roman" style:font-pitch="variable" fo:text-shadow="none" fo:font-weight="normal" style:font-weight-asian="normal" style:font-weight-complex="normal"/>
    </style:style>
    <style:style style:name="P4" style:family="paragraph">
      <style:paragraph-properties fo:text-align="center"/>
      <style:text-properties fo:font-family="'Liberation Serif'" style:font-family-generic="roman" style:font-pitch="variable" fo:font-size="24pt" fo:font-weight="bold" style:font-size-asian="24pt" style:font-weight-asian="bold" style:font-size-complex="24pt" style:font-weight-complex="bold"/>
    </style:style>
    <style:style style:name="P5" style:family="paragraph">
      <style:paragraph-properties fo:text-align="center"/>
      <style:text-properties fo:font-family="'Liberation Serif'" style:font-family-generic="roman" style:font-pitch="variable" fo:font-size="18pt" style:font-size-asian="18pt" style:font-size-complex="18pt"/>
    </style:style>
    <style:style style:name="P6" style:family="paragraph">
      <style:paragraph-properties fo:text-align="center"/>
      <style:text-properties fo:font-size="14pt"/>
    </style:style>
    <style:style style:name="P7" style:family="paragraph">
      <style:paragraph-properties fo:text-align="center"/>
      <style:text-properties fo:font-size="24pt"/>
    </style:style>
    <style:style style:name="P8" style:family="paragraph">
      <style:paragraph-properties fo:text-align="center"/>
      <style:text-properties fo:font-size="18pt"/>
    </style:style>
    <style:style style:name="P9" style:family="paragraph">
      <style:paragraph-properties fo:text-align="center"/>
      <style:text-properties fo:font-family="'Liberation Serif'" style:font-family-generic="roman" style:font-pitch="variable"/>
    </style:style>
    <style:style style:name="P10" style:family="paragraph">
      <style:text-properties fo:font-family="'Liberation Serif'" style:font-family-generic="roman" style:font-pitch="variable"/>
    </style:style>
    <style:style style:name="P11" style:family="paragraph">
      <style:text-properties fo:font-family="'Liberation Serif'" style:font-family-generic="roman" style:font-pitch="variable" fo:font-size="24pt" style:font-size-asian="24pt" style:font-size-complex="24pt"/>
    </style:style>
    <style:style style:name="P12" style:family="paragraph">
      <style:paragraph-properties fo:text-align="center"/>
      <style:text-properties fo:font-family="'Liberation Serif'" style:font-family-generic="roman" style:font-pitch="variable" fo:font-size="24pt" style:font-size-asian="24pt" style:font-size-complex="24pt"/>
    </style:style>
    <style:style style:name="P13" style:family="paragraph">
      <style:paragraph-properties fo:text-align="center"/>
      <style:text-properties fo:font-family="'Liberation Serif'" style:font-family-generic="roman" style:font-pitch="variable" fo:font-size="16pt" style:font-size-asian="16pt" style:font-size-complex="16pt"/>
    </style:style>
    <style:style style:name="P14" style:family="paragraph">
      <style:paragraph-properties fo:text-align="center"/>
      <style:text-properties fo:font-size="16pt"/>
    </style:style>
    <style:style style:name="T1" style:family="text">
      <style:text-properties fo:font-family="'Liberation Serif'" style:font-family-generic="roman" style:font-pitch="variable" fo:font-size="14pt" style:font-size-asian="14pt" style:font-size-complex="14pt"/>
    </style:style>
    <style:style style:name="T2" style:family="text">
      <style:text-properties fo:font-family="'Liberation Serif'" style:font-family-generic="roman" style:font-pitch="variable" fo:font-size="24pt" style:font-size-asian="24pt" style:font-size-complex="24pt"/>
    </style:style>
    <style:style style:name="T3" style:family="text">
      <style:text-properties fo:font-family="'Liberation Serif'" style:font-family-generic="roman" style:font-pitch="variable" fo:font-size="24pt" fo:font-weight="bold" style:font-size-asian="24pt" style:font-weight-asian="bold" style:font-size-complex="24pt" style:font-weight-complex="bold"/>
    </style:style>
    <style:style style:name="T4" style:family="text">
      <style:text-properties fo:font-family="'Liberation Serif'" style:font-family-generic="roman" style:font-pitch="variable" fo:font-size="16pt" style:font-size-asian="16pt" style:font-size-complex="16pt"/>
    </style:style>
    <style:style style:name="T5" style:family="text">
      <style:text-properties fo:font-family="'Liberation Serif'" style:font-family-generic="roman" style:font-pitch="variable" fo:font-size="18pt" fo:font-weight="bold" style:font-size-asian="18pt" style:font-weight-asian="bold" style:font-size-complex="18pt" style:font-weight-complex="bold"/>
    </style:style>
    <style:style style:name="T6" style:family="text">
      <style:text-properties fo:font-family="'Liberation Serif'" style:font-family-generic="roman" style:font-pitch="variable"/>
    </style:style>
    <style:style style:name="T7" style:family="text">
      <style:text-properties fo:font-family="'Liberation Serif'" style:font-family-generic="roman" style:font-pitch="variable" fo:font-size="24pt" fo:font-weight="normal" style:font-size-asian="24pt" style:font-weight-asian="normal" style:font-size-complex="24pt" style:font-weight-complex="normal"/>
    </style:style>
    <style:style style:name="T8" style:family="text">
      <style:text-properties fo:font-family="'Liberation Serif'" style:font-family-generic="roman" style:font-pitch="variable" fo:font-size="16pt" fo:font-weight="bold" style:font-size-asian="16pt" style:font-weight-asian="bold" style:font-size-complex="16pt" style:font-weight-complex="bold"/>
    </style:style>
    <style:style style:name="T9" style:family="text">
      <style:text-properties fo:font-family="'Liberation Serif'" style:font-family-generic="roman" style:font-pitch="variable" fo:font-size="16pt"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2" draw:layer="layout" svg:width="3.239cm" svg:height="1.397cm" svg:x="6.905cm" svg:y="1.635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6.477cm" svg:height="1.778cm" svg:x="5.286cm" svg:y="4.6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5.142cm" svg:height="1.187cm" svg:x="5.953cm" svg:y="4.799cm">
          <draw:text-box>
            <text:p text:style-name="P1"><text:span text:style-name="T2">reverse proxy</text:span></text:p>
          </draw:text-box>
        </draw:frame>
        <draw:line draw:style-name="gr4" draw:text-style-name="P1" draw:layer="layout" svg:x1="8.524cm" svg:y1="3.032cm" svg:x2="8.524cm" svg:y2="4.683cm">
          <text:p/>
        </draw:line>
        <draw:line draw:style-name="gr4" draw:text-style-name="P1" draw:layer="layout" svg:x1="7.477cm" svg:y1="6.461cm" svg:x2="6.969cm" svg:y2="7.731cm">
          <text:p/>
        </draw:line>
        <draw:g>
          <draw:g>
            <draw:custom-shape draw:style-name="gr5" draw:text-style-name="P1" draw:layer="layout" svg:width="7.049cm" svg:height="2.413cm" svg:x="1.952cm" svg:y="7.7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6.505cm" svg:height="1.814cm" svg:x="2.224cm" svg:y="8.047cm">
              <draw:text-box>
                <text:p text:style-name="P1"><text:span text:style-name="T3">web application:</text:span></text:p>
                <text:p text:style-name="P1"><text:span text:style-name="T4">PSGI</text:span></text:p>
              </draw:text-box>
            </draw:frame>
          </draw:g>
          <draw:g>
            <draw:custom-shape draw:style-name="gr7" draw:text-style-name="P3" draw:layer="layout" svg:width="5.715cm" svg:height="2.076cm" svg:x="9.382cm" svg:y="7.8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4" draw:layer="layout" svg:width="4.198cm" svg:height="2.024cm" svg:x="10.14cm" svg:y="7.993cm">
              <draw:text-box>
                <text:p text:style-name="P1"><text:span text:style-name="T2">web server</text:span></text:p>
                <text:p text:style-name="P1"><text:span text:style-name="T1">(static files)</text:span></text:p>
              </draw:text-box>
            </draw:frame>
          </draw:g>
        </draw:g>
        <draw:line draw:style-name="gr4" draw:text-style-name="P1" draw:layer="layout" svg:x1="10.271cm" svg:y1="6.461cm" svg:x2="10.525cm" svg:y2="7.858cm">
          <text:p/>
        </draw:line>
      </draw:page>
      <draw:page draw:name="page2" draw:style-name="dp1" draw:master-page-name="Default">
        <draw:custom-shape draw:style-name="gr1" draw:text-style-name="P2" draw:layer="layout" svg:width="3.239cm" svg:height="1.397cm" svg:x="6.905cm" svg:y="1.635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6.477cm" svg:height="1.778cm" svg:x="5.286cm" svg:y="7.7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5.142cm" svg:height="1.187cm" svg:x="5.953cm" svg:y="7.847cm">
          <draw:text-box>
            <text:p text:style-name="P1"><text:span text:style-name="T2">reverse proxy</text:span></text:p>
          </draw:text-box>
        </draw:frame>
        <draw:line draw:style-name="gr4" draw:text-style-name="P1" draw:layer="layout" svg:x1="8.524cm" svg:y1="3.032cm" svg:x2="8.524cm" svg:y2="4.683cm">
          <text:p/>
        </draw:line>
        <draw:line draw:style-name="gr4" draw:text-style-name="P1" draw:layer="layout" svg:x1="7.477cm" svg:y1="9.509cm" svg:x2="6.969cm" svg:y2="10.779cm">
          <text:p/>
        </draw:line>
        <draw:g>
          <draw:g>
            <draw:custom-shape draw:style-name="gr5" draw:text-style-name="P1" draw:layer="layout" svg:width="7.049cm" svg:height="2.413cm" svg:x="1.952cm" svg:y="10.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6.505cm" svg:height="1.814cm" svg:x="2.224cm" svg:y="11.095cm">
              <draw:text-box>
                <text:p text:style-name="P1"><text:span text:style-name="T3">web application:</text:span></text:p>
                <text:p text:style-name="P1"><text:span text:style-name="T4">PSGI</text:span></text:p>
              </draw:text-box>
            </draw:frame>
          </draw:g>
          <draw:g>
            <draw:custom-shape draw:style-name="gr7" draw:text-style-name="P3" draw:layer="layout" svg:width="5.715cm" svg:height="2.076cm" svg:x="9.382cm" svg:y="10.9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4" draw:layer="layout" svg:width="4.198cm" svg:height="2.024cm" svg:x="10.14cm" svg:y="11.041cm">
              <draw:text-box>
                <text:p text:style-name="P1"><text:span text:style-name="T2">web server</text:span></text:p>
                <text:p text:style-name="P1"><text:span text:style-name="T1">(static files)</text:span></text:p>
              </draw:text-box>
            </draw:frame>
          </draw:g>
        </draw:g>
        <draw:line draw:style-name="gr4" draw:text-style-name="P1" draw:layer="layout" svg:x1="10.271cm" svg:y1="9.509cm" svg:x2="10.525cm" svg:y2="10.906cm">
          <text:p/>
        </draw:line>
        <draw:custom-shape draw:style-name="gr2" draw:text-style-name="P3" draw:layer="layout" svg:width="6.477cm" svg:height="1.778cm" svg:x="5.318cm" svg:y="4.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5.425cm" svg:height="1.187cm" svg:x="5.764cm" svg:y="5.02cm">
          <draw:text-box>
            <text:p text:style-name="P1"><text:span text:style-name="T2">caching server</text:span></text:p>
          </draw:text-box>
        </draw:frame>
        <draw:line draw:style-name="gr4" draw:text-style-name="P1" draw:layer="layout" svg:x1="8.493cm" svg:y1="6.588cm" svg:x2="8.493cm" svg:y2="7.731cm">
          <text:p/>
        </draw:line>
      </draw:page>
      <draw:page draw:name="page3" draw:style-name="dp1" draw:master-page-name="Default">
        <draw:custom-shape draw:style-name="gr1" draw:text-style-name="P2" draw:layer="layout" svg:width="3.239cm" svg:height="1.397cm" svg:x="7.128cm" svg:y="1.635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3" draw:layer="layout" svg:width="8.636cm" svg:height="6.604cm" svg:x="4.429cm" svg:y="4.6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198cm" svg:height="1.187cm" svg:x="6.648cm" svg:y="5.185cm">
          <draw:text-box>
            <text:p text:style-name="P1"><text:span text:style-name="T2">web server</text:span></text:p>
          </draw:text-box>
        </draw:frame>
        <draw:custom-shape draw:style-name="gr9" draw:text-style-name="P1" draw:layer="layout" svg:width="7.049cm" svg:height="3.048cm" svg:x="5.223cm" svg:y="7.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6.505cm" svg:height="2.441cm" svg:x="5.681cm" svg:y="7.412cm">
          <draw:text-box>
            <text:p text:style-name="P1"><text:span text:style-name="T3">web application:</text:span></text:p>
            <text:p text:style-name="P1"><text:span text:style-name="T4">mod_perl</text:span></text:p>
            <text:p text:style-name="P1"><text:span text:style-name="T4">Apache handler</text:span></text:p>
          </draw:text-box>
        </draw:frame>
        <draw:line draw:style-name="gr4" draw:text-style-name="P1" draw:layer="layout" svg:x1="8.747cm" svg:y1="3.032cm" svg:x2="8.747cm" svg:y2="4.683cm">
          <text:p/>
        </draw:line>
      </draw:page>
      <draw:page draw:name="page4" draw:style-name="dp1" draw:master-page-name="Default">
        <draw:custom-shape draw:style-name="gr1" draw:text-style-name="P2" draw:layer="layout" svg:width="3.239cm" svg:height="1.397cm" svg:x="8.398cm" svg:y="1.635cm">
          <text:p text:style-name="P6"><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3" draw:layer="layout" svg:width="11.176cm" svg:height="6.604cm" svg:x="4.429cm" svg:y="4.6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198cm" svg:height="1.187cm" svg:x="7.918cm" svg:y="5.185cm">
          <draw:text-box>
            <text:p text:style-name="P7"><text:span text:style-name="T2">web server</text:span></text:p>
          </draw:text-box>
        </draw:frame>
        <draw:custom-shape draw:style-name="gr9" draw:text-style-name="P1" draw:layer="layout" svg:width="9.874cm" svg:height="4.699cm" svg:x="5.08cm" svg:y="6.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5" draw:layer="layout" svg:width="7.491cm" svg:height="1.581cm" svg:x="6.272cm" svg:y="6.531cm">
          <draw:text-box>
            <text:p text:style-name="P8"><text:span text:style-name="T5">Plack::Handler::Apache2</text:span></text:p>
            <text:p text:style-name="P8"><text:span text:style-name="T4">mod_perl Apache handler</text:span></text:p>
          </draw:text-box>
        </draw:frame>
        <draw:line draw:style-name="gr4" draw:text-style-name="P1" draw:layer="layout" svg:x1="10.017cm" svg:y1="3.032cm" svg:x2="10.017cm" svg:y2="4.683cm">
          <text:p/>
        </draw:line>
        <draw:custom-shape draw:style-name="gr5" draw:text-style-name="P1" draw:layer="layout" svg:width="7.049cm" svg:height="2.413cm" svg:x="6.493cm" svg:y="8.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6.505cm" svg:height="1.814cm" svg:x="6.765cm" svg:y="8.682cm">
          <draw:text-box>
            <text:p text:style-name="P1"><text:span text:style-name="T3">web application:</text:span></text:p>
            <text:p text:style-name="P1"><text:span text:style-name="T4">PSGI</text:span></text:p>
          </draw:text-box>
        </draw:frame>
      </draw:page>
      <draw:page draw:name="page5" draw:style-name="dp1" draw:master-page-name="Default">
        <draw:custom-shape draw:style-name="gr1" draw:text-style-name="P2" draw:layer="layout" svg:width="3.239cm" svg:height="1.397cm" svg:x="7.128cm" svg:y="1.635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7.049cm" svg:height="2.413cm" svg:x="5.381cm" svg:y="4.6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6.505cm" svg:height="1.814cm" svg:x="5.653cm" svg:y="4.999cm">
          <draw:text-box>
            <text:p text:style-name="P1"><text:span text:style-name="T3">web application:</text:span></text:p>
            <text:p text:style-name="P1"><text:span text:style-name="T4">PSGI</text:span></text:p>
          </draw:text-box>
        </draw:frame>
        <draw:line draw:style-name="gr4" draw:text-style-name="P1" draw:layer="layout" svg:x1="8.747cm" svg:y1="3.032cm" svg:x2="8.747cm" svg:y2="4.683cm">
          <text:p/>
        </draw:line>
      </draw:page>
      <draw:page draw:name="page6" draw:style-name="dp1" draw:master-page-name="Default">
        <draw:custom-shape draw:style-name="gr5" draw:text-style-name="P1" draw:layer="layout" svg:width="13.907cm" svg:height="2.667cm" svg:x="5.381cm" svg:y="4.6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10.652cm" svg:y1="3.032cm" svg:x2="7.477cm" svg:y2="5.064cm">
          <text:p/>
        </draw:line>
        <draw:custom-shape draw:style-name="gr12" draw:text-style-name="P9" draw:layer="layout" svg:width="3.048cm" svg:height="1.905cm" svg:x="5.906cm" svg:y="5.064cm">
          <text:p text:style-name="P1"><text:span text:style-name="T6">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3.048cm" svg:height="1.905cm" svg:x="15.732cm" svg:y="5.064cm">
          <text:p text:style-name="P1"><text:span text:style-name="T6">respo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9" draw:layer="layout" svg:width="3.048cm" svg:height="1.905cm" svg:x="10.686cm" svg:y="5.064cm">
          <text:p text:style-name="P1"><text:span text:style-name="T6">your</text:span></text:p>
          <text:p text:style-name="P1"><text:span text:style-name="T6">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13.827cm" svg:y1="5.953cm" svg:x2="15.732cm" svg:y2="5.953cm">
          <text:p/>
        </draw:line>
        <draw:line draw:style-name="gr11" draw:text-style-name="P1" draw:layer="layout" svg:x1="8.874cm" svg:y1="6.08cm" svg:x2="10.652cm" svg:y2="6.08cm">
          <text:p/>
        </draw:line>
        <draw:line draw:style-name="gr11" draw:text-style-name="P1" draw:layer="layout" svg:x1="16.875cm" svg:y1="5.064cm" svg:x2="12.811cm" svg:y2="2.905cm">
          <text:p/>
        </draw:line>
        <draw:frame draw:style-name="gr14" draw:text-style-name="P10" draw:layer="layout" svg:width="6.78cm" svg:height="0.954cm" svg:x="8.444cm" svg:y="1.889cm">
          <draw:text-box>
            <text:p><text:span text:style-name="T6">internet or reverse proxy</text:span></text:p>
          </draw:text-box>
        </draw:frame>
      </draw:page>
      <draw:page draw:name="page7" draw:style-name="dp1" draw:master-page-name="Default">
        <draw:custom-shape draw:style-name="gr1" draw:text-style-name="P2" draw:layer="layout" svg:width="3.239cm" svg:height="1.397cm" svg:x="7.128cm" svg:y="1.635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3" draw:layer="layout" svg:width="8.636cm" svg:height="4.064cm" svg:x="4.429cm" svg:y="4.6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5.142cm" svg:height="3.605cm" svg:x="6.176cm" svg:y="4.799cm">
          <draw:text-box>
            <text:p text:style-name="P1"><text:span text:style-name="T2">reverse proxy</text:span></text:p>
            <text:p text:style-name="P1"><text:span text:style-name="T2">+</text:span></text:p>
            <text:p text:style-name="P1"><text:span text:style-name="T2">web server</text:span><text:span text:style-name="T1"> </text:span></text:p>
            <text:p text:style-name="P1"><text:span text:style-name="T1">(static files)</text:span></text:p>
          </draw:text-box>
        </draw:frame>
        <draw:custom-shape draw:style-name="gr5" draw:text-style-name="P1" draw:layer="layout" svg:width="7.049cm" svg:height="2.413cm" svg:x="5.223cm" svg:y="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6.505cm" svg:height="1.814cm" svg:x="5.495cm" svg:y="10.206cm">
          <draw:text-box>
            <text:p text:style-name="P1"><text:span text:style-name="T3">web application:</text:span></text:p>
            <text:p text:style-name="P1"><text:span text:style-name="T4">PSGI</text:span></text:p>
          </draw:text-box>
        </draw:frame>
        <draw:line draw:style-name="gr4" draw:text-style-name="P1" draw:layer="layout" svg:x1="8.747cm" svg:y1="3.032cm" svg:x2="8.747cm" svg:y2="4.683cm">
          <text:p/>
        </draw:line>
        <draw:line draw:style-name="gr4" draw:text-style-name="P1" draw:layer="layout" svg:x1="8.747cm" svg:y1="8.747cm" svg:x2="8.747cm" svg:y2="9.89cm">
          <text:p/>
        </draw:line>
      </draw:page>
      <draw:page draw:name="page8" draw:style-name="dp1" draw:master-page-name="Default">
        <draw:custom-shape draw:style-name="gr15" draw:text-style-name="P1" draw:layer="layout" svg:width="4.826cm" svg:height="4.191cm" svg:x="1.762cm" svg:y="7.858cm">
          <text:p/>
          <draw:enhanced-geometry svg:viewBox="0 0 21600 21600" draw:type="rectangle" draw:enhanced-path="M 0 0 L 21600 0 21600 21600 0 21600 0 0 Z N"/>
        </draw:custom-shape>
        <draw:custom-shape draw:style-name="gr15" draw:text-style-name="P1" draw:layer="layout" svg:width="6.604cm" svg:height="6.985cm" svg:x="7.35cm" svg:y="4.429cm">
          <text:p/>
          <draw:enhanced-geometry svg:viewBox="0 0 21600 21600" draw:type="rectangle" draw:enhanced-path="M 0 0 L 21600 0 21600 21600 0 21600 0 0 Z N"/>
        </draw:custom-shape>
        <draw:custom-shape draw:style-name="gr1" draw:text-style-name="P2" draw:layer="layout" svg:width="3.239cm" svg:height="1.397cm" svg:x="8.964cm" svg:y="1.635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3" draw:layer="layout" svg:width="6.223cm" svg:height="1.698cm" svg:x="7.477cm" svg:y="4.6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5.142cm" svg:height="1.187cm" svg:x="8.017cm" svg:y="4.841cm">
          <draw:text-box>
            <text:p text:style-name="P1"><text:span text:style-name="T2">reverse proxy</text:span></text:p>
          </draw:text-box>
        </draw:frame>
        <draw:custom-shape draw:style-name="gr5" draw:text-style-name="P1" draw:layer="layout" svg:width="4.26cm" svg:height="2.032cm" svg:x="8.678cm" svg:y="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5" draw:layer="layout" svg:width="4.274cm" svg:height="2.123cm" svg:x="8.735cm" svg:y="7.858cm">
          <draw:text-box>
            <text:p text:style-name="P1"><text:span text:style-name="T7">web </text:span></text:p>
            <text:p text:style-name="P1"><text:span text:style-name="T7">application</text:span></text:p>
          </draw:text-box>
        </draw:frame>
        <draw:line draw:style-name="gr4" draw:text-style-name="P1" draw:layer="layout" svg:x1="10.583cm" svg:y1="3.032cm" svg:x2="10.583cm" svg:y2="4.683cm">
          <text:p/>
        </draw:line>
        <draw:line draw:style-name="gr4" draw:text-style-name="P1" draw:layer="layout" svg:x1="10.684cm" svg:y1="6.334cm" svg:x2="10.684cm" svg:y2="7.985cm">
          <text:p/>
        </draw:line>
        <draw:custom-shape draw:style-name="gr5" draw:text-style-name="P1" draw:layer="layout" svg:width="4.26cm" svg:height="2.032cm" svg:x="2.003cm" svg:y="8.2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5" draw:layer="layout" svg:width="4.274cm" svg:height="2.123cm" svg:x="2.06cm" svg:y="8.107cm">
          <draw:text-box>
            <text:p text:style-name="P1"><text:span text:style-name="T7">web </text:span></text:p>
            <text:p text:style-name="P1"><text:span text:style-name="T7">application</text:span></text:p>
          </draw:text-box>
        </draw:frame>
        <draw:frame draw:style-name="gr14" draw:text-style-name="P11" draw:layer="layout" svg:width="3.918cm" svg:height="1.187cm" svg:x="8.766cm" svg:y="10.227cm">
          <draw:text-box>
            <text:p><text:span text:style-name="T2">(Server 1)</text:span></text:p>
          </draw:text-box>
        </draw:frame>
        <draw:frame draw:style-name="gr14" draw:text-style-name="P11" draw:layer="layout" svg:width="3.918cm" svg:height="1.187cm" svg:x="2.162cm" svg:y="10.608cm">
          <draw:text-box>
            <text:p><text:span text:style-name="T2">(Server 2)</text:span></text:p>
          </draw:text-box>
        </draw:frame>
        <draw:custom-shape draw:style-name="gr15" draw:text-style-name="P1" draw:layer="layout" svg:width="4.826cm" svg:height="4.191cm" svg:x="14.716cm" svg:y="7.985cm">
          <text:p/>
          <draw:enhanced-geometry svg:viewBox="0 0 21600 21600" draw:type="rectangle" draw:enhanced-path="M 0 0 L 21600 0 21600 21600 0 21600 0 0 Z N"/>
        </draw:custom-shape>
        <draw:custom-shape draw:style-name="gr5" draw:text-style-name="P1" draw:layer="layout" svg:width="4.26cm" svg:height="2.032cm" svg:x="14.957cm" svg:y="8.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5" draw:layer="layout" svg:width="4.274cm" svg:height="2.123cm" svg:x="15.014cm" svg:y="8.234cm">
          <draw:text-box>
            <text:p text:style-name="P1"><text:span text:style-name="T7">web </text:span></text:p>
            <text:p text:style-name="P1"><text:span text:style-name="T7">application</text:span></text:p>
          </draw:text-box>
        </draw:frame>
        <draw:frame draw:style-name="gr14" draw:text-style-name="P11" draw:layer="layout" svg:width="3.918cm" svg:height="1.187cm" svg:x="15.116cm" svg:y="10.735cm">
          <draw:text-box>
            <text:p><text:span text:style-name="T2">(Server 3)</text:span></text:p>
          </draw:text-box>
        </draw:frame>
        <draw:line draw:style-name="gr4" draw:text-style-name="P1" draw:layer="layout" svg:x1="8.493cm" svg:y1="6.334cm" svg:x2="5.699cm" svg:y2="8.239cm">
          <text:p/>
        </draw:line>
        <draw:line draw:style-name="gr4" draw:text-style-name="P1" draw:layer="layout" svg:x1="12.684cm" svg:y1="6.334cm" svg:x2="15.351cm" svg:y2="8.366cm">
          <text:p/>
        </draw:line>
      </draw:page>
      <draw:page draw:name="page9" draw:style-name="dp1" draw:master-page-name="Default">
        <draw:custom-shape draw:style-name="gr1" draw:text-style-name="P2" draw:layer="layout" svg:width="3.239cm" svg:height="1.397cm" svg:x="7.128cm" svg:y="1.635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3" draw:layer="layout" svg:width="8.636cm" svg:height="2.159cm" svg:x="4.429cm" svg:y="4.6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7.049cm" svg:height="2.413cm" svg:x="5.223cm" svg:y="8.45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6.001cm" svg:height="1.505cm" svg:x="5.495cm" svg:y="8.774cm">
          <draw:text-box>
            <text:p text:style-name="P1"><text:span text:style-name="T3">web application:</text:span></text:p>
            <text:p text:style-name="P1"><text:span text:style-name="T4">FastCGI</text:span></text:p>
          </draw:text-box>
        </draw:frame>
        <draw:line draw:style-name="gr4" draw:text-style-name="P1" draw:layer="layout" svg:x1="8.747cm" svg:y1="3.032cm" svg:x2="8.747cm" svg:y2="4.683cm">
          <text:p/>
        </draw:line>
        <draw:line draw:style-name="gr4" draw:text-style-name="P1" draw:layer="layout" svg:x1="8.747cm" svg:y1="6.838cm" svg:x2="8.747cm" svg:y2="8.362cm">
          <text:p/>
        </draw:line>
        <draw:frame draw:style-name="gr3" draw:text-style-name="P4" draw:layer="layout" svg:width="4.198cm" svg:height="1.187cm" svg:x="6.648cm" svg:y="5.186cm">
          <draw:text-box>
            <text:p text:style-name="P1"><text:span text:style-name="T2">web server</text:span></text:p>
          </draw:text-box>
        </draw:frame>
      </draw:page>
      <draw:page draw:name="page10" draw:style-name="dp1" draw:master-page-name="Default">
        <draw:custom-shape draw:style-name="gr1" draw:text-style-name="P2" draw:layer="layout" svg:width="3.239cm" svg:height="1.397cm" svg:x="7.128cm" svg:y="1.635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3" draw:layer="layout" svg:width="8.636cm" svg:height="2.159cm" svg:x="4.556cm" svg:y="4.6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8.096cm" svg:height="5.115cm" svg:x="4.826cm" svg:y="8.45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6.001cm" svg:height="1.505cm" svg:x="5.874cm" svg:y="8.774cm">
          <draw:text-box>
            <text:p text:style-name="P1"><text:span text:style-name="T8">Plack::Handler::FCGI</text:span></text:p>
            <text:p text:style-name="P1"><text:span text:style-name="T9">FastCGI handler</text:span></text:p>
          </draw:text-box>
        </draw:frame>
        <draw:line draw:style-name="gr4" draw:text-style-name="P1" draw:layer="layout" svg:x1="8.747cm" svg:y1="3.032cm" svg:x2="8.747cm" svg:y2="4.683cm">
          <text:p/>
        </draw:line>
        <draw:line draw:style-name="gr4" draw:text-style-name="P1" draw:layer="layout" svg:x1="8.874cm" svg:y1="6.838cm" svg:x2="8.874cm" svg:y2="8.362cm">
          <text:p/>
        </draw:line>
        <draw:frame draw:style-name="gr3" draw:text-style-name="P4" draw:layer="layout" svg:width="4.198cm" svg:height="1.187cm" svg:x="6.775cm" svg:y="5.186cm">
          <draw:text-box>
            <text:p text:style-name="P1"><text:span text:style-name="T2">web server</text:span></text:p>
          </draw:text-box>
        </draw:frame>
        <draw:custom-shape draw:style-name="gr5" draw:text-style-name="P1" draw:layer="layout" svg:width="7.049cm" svg:height="2.413cm" svg:x="5.35cm" svg:y="10.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6.505cm" svg:height="1.814cm" svg:x="5.622cm" svg:y="10.841cm">
          <draw:text-box>
            <text:p text:style-name="P1"><text:span text:style-name="T3">web application:</text:span></text:p>
            <text:p text:style-name="P1"><text:span text:style-name="T4">PSGI</text:span></text:p>
          </draw:text-box>
        </draw:frame>
      </draw:page>
      <draw:page draw:name="page11" draw:style-name="dp1" draw:master-page-name="Default">
        <draw:custom-shape draw:style-name="gr7" draw:text-style-name="P3" draw:layer="layout" svg:width="8.509cm" svg:height="2.794cm" svg:x="4.508cm" svg:y="4.6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2" draw:layer="layout" svg:width="4.198cm" svg:height="1.187cm" svg:x="6.663cm" svg:y="5.185cm">
          <draw:text-box>
            <text:p text:style-name="P1"><text:span text:style-name="T2">web server</text:span></text:p>
          </draw:text-box>
        </draw:frame>
        <draw:custom-shape draw:style-name="gr17" draw:text-style-name="P1" draw:layer="layout" svg:width="6.541cm" svg:height="3.683cm" svg:x="5.492cm" svg:y="6.71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 draw:text-style-name="P13" draw:layer="layout" svg:width="6.505cm" svg:height="1.814cm" svg:x="5.51cm" svg:y="7.695cm">
          <draw:text-box>
            <text:p text:style-name="P1"><text:span text:style-name="T3">web application:</text:span></text:p>
            <text:p text:style-name="P1"><text:span text:style-name="T4">CGI script</text:span></text:p>
          </draw:text-box>
        </draw:frame>
        <draw:custom-shape draw:style-name="gr1" draw:text-style-name="P2" draw:layer="layout" svg:width="3.239cm" svg:height="1.397cm" svg:x="7.143cm" svg:y="1.635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1" draw:layer="layout" svg:x1="8.762cm" svg:y1="3.032cm" svg:x2="8.762cm" svg:y2="4.683cm">
          <text:p/>
        </draw:line>
      </draw:page>
      <draw:page draw:name="page12" draw:style-name="dp1" draw:master-page-name="Default">
        <draw:custom-shape draw:style-name="gr7" draw:text-style-name="P3" draw:layer="layout" svg:width="8.509cm" svg:height="2.794cm" svg:x="4.786cm" svg:y="4.6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2" draw:layer="layout" svg:width="4.198cm" svg:height="1.187cm" svg:x="6.941cm" svg:y="5.185cm">
          <draw:text-box>
            <text:p text:style-name="P7"><text:span text:style-name="T2">web server</text:span></text:p>
          </draw:text-box>
        </draw:frame>
        <draw:custom-shape draw:style-name="gr17" draw:text-style-name="P1" draw:layer="layout" svg:width="8.081cm" svg:height="5.207cm" svg:x="5cm" svg:y="6.71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 draw:text-style-name="P13" draw:layer="layout" svg:width="6.327cm" svg:height="1.581cm" svg:x="5.877cm" svg:y="6.969cm">
          <draw:text-box>
            <text:p text:style-name="P14"><text:span text:style-name="T5">Plack::Handler::CGI</text:span></text:p>
            <text:p text:style-name="P14"><text:span text:style-name="T4">CGI script handler</text:span></text:p>
          </draw:text-box>
        </draw:frame>
        <draw:custom-shape draw:style-name="gr1" draw:text-style-name="P2" draw:layer="layout" svg:width="3.239cm" svg:height="1.397cm" svg:x="7.421cm" svg:y="1.635cm">
          <text:p text:style-name="P6"><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1" draw:layer="layout" svg:x1="9.04cm" svg:y1="3.032cm" svg:x2="9.04cm" svg:y2="4.683cm">
          <text:p/>
        </draw:line>
        <draw:custom-shape draw:style-name="gr5" draw:text-style-name="P1" draw:layer="layout" svg:width="7.049cm" svg:height="2.413cm" svg:x="5.516cm" svg:y="8.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6.505cm" svg:height="1.814cm" svg:x="5.788cm" svg:y="8.936cm">
          <draw:text-box>
            <text:p text:style-name="P1"><text:span text:style-name="T3">web application:</text:span></text:p>
            <text:p text:style-name="P1"><text:span text:style-name="T4">PSGI</text:span></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Stratman</meta:initial-creator>
    <meta:creation-date>2012-04-08T20:08:18</meta:creation-date>
    <dc:date>2012-05-03T11:13:55</dc:date>
    <dc:creator>Mark Stratman</dc:creator>
    <meta:editing-duration>P5DT21H29M9S</meta:editing-duration>
    <meta:editing-cycles>20</meta:editing-cycles>
    <meta:generator>LibreOffice/3.4$Unix LibreOffice_project/340m1$Build-402</meta:generator>
    <meta:document-statistic meta:object-count="112"/>
  </office:meta>
</office:document-meta>
</file>